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3.026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1.8cm" fo:min-width="1.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88cm" fo:min-width="3.278cm"/>
    </style:style>
    <style:style style:name="gr7" style:family="graphic" style:parent-style-name="standard">
      <style:graphic-properties draw:textarea-horizontal-align="justify" draw:textarea-vertical-align="middle" draw:auto-grow-height="false" fo:min-height="2.154cm" fo:min-width="3.108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cm" svg:height="3cm" svg:x="7cm" svg:y="1.2cm">
          <text:p text:style-name="P1">sta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6cm" svg:height="2.4cm" svg:x="6.7cm" svg:y="6cm">
          <text:p text:style-name="P1">Pobierz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4.4cm" svg:height="4.4cm" svg:x="7.2cm" svg:y="15.5cm">
          <text:p text:style-name="P1">X &g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4.2cm" svg:height="4.1cm" svg:x="7.4cm" svg:y="9.5cm">
          <text:p text:style-name="P1">X =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.5cm" svg:y1="4.2cm" svg:x2="9.5cm" svg:y2="6cm" draw:start-shape="id1" draw:start-glue-point="8" draw:end-shape="id2" draw:end-glue-point="5" svg:d="M9500 4200v1800" svg:viewBox="0 0 1 1801">
          <text:p/>
        </draw:connector>
        <draw:connector draw:style-name="gr5" draw:text-style-name="P1" draw:layer="layout" svg:x1="9.5cm" svg:y1="8.4cm" svg:x2="9.5cm" svg:y2="9.5cm" draw:start-shape="id2" draw:start-glue-point="8" draw:end-shape="id3" draw:end-glue-point="4" svg:d="M9500 8400v1100" svg:viewBox="0 0 1 1101">
          <text:p/>
        </draw:connector>
        <draw:connector draw:style-name="gr5" draw:text-style-name="P1" draw:layer="layout" svg:x1="11.6cm" svg:y1="11.55cm" svg:x2="9.4cm" svg:y2="15.5cm" draw:start-shape="id3" draw:start-glue-point="7" draw:end-shape="id4" draw:end-glue-point="4" svg:d="M11600 11550h502v3001h-2702v949" svg:viewBox="0 0 2703 3951">
          <text:p/>
        </draw:connector>
        <draw:connector draw:style-name="gr5" draw:text-style-name="P1" draw:layer="layout" svg:x1="7.4cm" svg:y1="11.55cm" svg:x2="7.4cm" svg:y2="7.2cm" draw:start-shape="id3" draw:start-glue-point="5" draw:end-shape="id2" draw:end-glue-point="9" svg:d="M7400 11550h-1201v-4350h1201" svg:viewBox="0 0 1202 4351">
          <text:p/>
        </draw:connector>
        <draw:custom-shape draw:style-name="gr6" draw:text-style-name="P1" xml:id="id5" draw:id="id5" draw:layer="layout" svg:width="6cm" svg:height="2.6cm" svg:x="12.8cm" svg:y="20.8cm">
          <text:p text:style-name="P1">Print (x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6cm" svg:height="2.6cm" svg:x="1.3cm" svg:y="20.9cm">
          <text:p text:style-name="P1">Print (y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1.6cm" svg:y1="17.7cm" svg:x2="15.8cm" svg:y2="20.8cm" draw:start-shape="id4" draw:start-glue-point="7" draw:end-shape="id5" draw:end-glue-point="5" svg:d="M11600 17700h4200v3100" svg:viewBox="0 0 4201 3101">
          <text:p/>
        </draw:connector>
        <draw:connector draw:style-name="gr5" draw:text-style-name="P1" draw:layer="layout" svg:x1="7.2cm" svg:y1="17.7cm" svg:x2="4.3cm" svg:y2="20.9cm" draw:start-shape="id4" draw:start-glue-point="5" draw:end-shape="id6" draw:end-glue-point="5" svg:d="M7200 17700h-2900v3200" svg:viewBox="0 0 2901 3201">
          <text:p/>
        </draw:connector>
        <draw:custom-shape draw:style-name="gr7" draw:text-style-name="P1" xml:id="id7" draw:id="id7" draw:layer="layout" svg:width="5.1cm" svg:height="3.4cm" svg:x="7cm" svg:y="24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3cm" svg:y1="23.5cm" svg:x2="9.55cm" svg:y2="24.7cm" draw:start-shape="id6" draw:start-glue-point="8" draw:end-shape="id7" draw:end-glue-point="4" svg:d="M4300 23500v601h5250v599" svg:viewBox="0 0 5251 1201">
          <text:p/>
        </draw:connector>
        <draw:connector draw:style-name="gr5" draw:text-style-name="P1" draw:layer="layout" svg:x1="15.8cm" svg:y1="23.4cm" svg:x2="9.55cm" svg:y2="24.7cm" draw:start-shape="id5" draw:start-glue-point="8" draw:end-shape="id7" draw:end-glue-point="4" svg:d="M15800 23400v651h-6250v649" svg:viewBox="0 0 6251 1301">
          <text:p/>
        </draw:connector>
        <draw:frame draw:style-name="gr8" draw:text-style-name="P2" draw:layer="layout" svg:width="2.3cm" svg:height="1.673cm" svg:x="12.4cm" svg:y="12.627cm">
          <draw:text-box>
            <text:p>Tak</text:p>
            <text:p/>
          </draw:text-box>
        </draw:frame>
        <draw:frame draw:style-name="gr9" draw:text-style-name="P2" draw:layer="layout" svg:width="1.6cm" svg:height="1.1cm" svg:x="4.3cm" svg:y="9cm">
          <draw:text-box>
            <text:p>Nie </text:p>
          </draw:text-box>
        </draw:frame>
        <draw:frame draw:style-name="gr9" draw:text-style-name="P2" draw:layer="layout" svg:width="1.6cm" svg:height="1.1cm" svg:x="5cm" svg:y="16.3cm">
          <draw:text-box>
            <text:p>Nie </text:p>
          </draw:text-box>
        </draw:frame>
        <draw:frame draw:style-name="gr8" draw:text-style-name="P2" draw:layer="layout" svg:width="2.3cm" svg:height="1.673cm" svg:x="12.7cm" svg:y="16.427cm">
          <draw:text-box>
            <text:p>Tak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27.461432609</meta:creation-date>
    <dc:date>2019-09-16T09:04:24.025475343</dc:date>
    <meta:editing-duration>PT8M38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